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1E159B69DB.png" manifest:media-type=""/>
  <manifest:file-entry manifest:full-path="Pictures/100002010000025800000244332A0AB4.png" manifest:media-type=""/>
  <manifest:file-entry manifest:full-path="Pictures/100002010000018C00000256E97EBAD3.png" manifest:media-type=""/>
  <manifest:file-entry manifest:full-path="Pictures/10000201000001F4000001A935DBD3AB.png" manifest:media-type=""/>
  <manifest:file-entry manifest:full-path="Pictures/100002010000022200000255BB6B3937.png" manifest:media-type=""/>
  <manifest:file-entry manifest:full-path="Pictures/10000201000001E000000254C3D1BDD9.png" manifest:media-type=""/>
  <manifest:file-entry manifest:full-path="Pictures/1000020100000258000002580A008A88.png" manifest:media-type=""/>
  <manifest:file-entry manifest:full-path="Pictures/1000020100000258000001CD21E87D31.png" manifest:media-type=""/>
  <manifest:file-entry manifest:full-path="Pictures/1000020100000258000001B551517FC0.png" manifest:media-type=""/>
  <manifest:file-entry manifest:full-path="Pictures/1000020100000258000000FBB84791AA.png" manifest:media-type=""/>
  <manifest:file-entry manifest:full-path="Pictures/1000020100000258000002592EFE22F5.png" manifest:media-type=""/>
  <manifest:file-entry manifest:full-path="Pictures/10000201000001F2000002548177ABFB.png" manifest:media-type=""/>
  <manifest:file-entry manifest:full-path="Pictures/10000201000001E600000251084A5CC1.png" manifest:media-type=""/>
  <manifest:file-entry manifest:full-path="Pictures/10000201000002580000022483D208E1.png" manifest:media-type=""/>
  <manifest:file-entry manifest:full-path="Pictures/10000201000002580000019CE876FE07.png" manifest:media-type=""/>
  <manifest:file-entry manifest:full-path="Pictures/10000201000001AA00000255620A3347.png" manifest:media-type=""/>
  <manifest:file-entry manifest:full-path="Pictures/1000020100000258000001BBB06FA911.png" manifest:media-type=""/>
  <manifest:file-entry manifest:full-path="Pictures/1000020100000138000002520889670D.png" manifest:media-type=""/>
  <manifest:file-entry manifest:full-path="Pictures/1000020100000258000001DC9B894D02.png" manifest:media-type=""/>
  <manifest:file-entry manifest:full-path="Pictures/100002010000019E000002571216CF4B.png" manifest:media-type=""/>
  <manifest:file-entry manifest:full-path="Pictures/100002010000025800000227699D81B5.png" manifest:media-type=""/>
  <manifest:file-entry manifest:full-path="Pictures/100002010000025800000146FDA9FFD0.png" manifest:media-type=""/>
  <manifest:file-entry manifest:full-path="Pictures/1000020100000258000002537AB936AB.png" manifest:media-type=""/>
  <manifest:file-entry manifest:full-path="Pictures/10000201000001EC00000252B671DE14.png" manifest:media-type=""/>
  <manifest:file-entry manifest:full-path="Pictures/10000201000001F20000025139571EEC.png" manifest:media-type=""/>
  <manifest:file-entry manifest:full-path="Pictures/100002010000025200000255E89819BD.png" manifest:media-type=""/>
  <manifest:file-entry manifest:full-path="Pictures/10000201000000FF000001123160D4D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Mincho" svg:font-family="IPAMincho" style:font-family-generic="roman" style:font-pitch="variable"/>
    <style:font-face style:name="FreeSans" svg:font-family="FreeSans" style:font-family-generic="system" style:font-pitch="variable"/>
    <style:font-face style:name="IPAGothic" svg:font-family="IPA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62cm" svg:height="17.1cm" svg:x="2.02cm" svg:y="4.3cm">
          <draw:image xlink:href="Pictures/10000201000001EC00000252B671DE1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4.228cm" svg:height="14.3cm" svg:x="1.986cm" svg:y="5.7cm">
          <draw:image xlink:href="Pictures/100002010000025200000255E89819BD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4.2cm" svg:height="7.714cm" svg:x="2cm" svg:y="8.993cm">
          <draw:image xlink:href="Pictures/100002010000025800000146FDA9FFD0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3.409cm" svg:height="19.4cm" svg:x="2.396cm" svg:y="2cm">
          <draw:image xlink:href="Pictures/100002010000019E000002571216CF4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9.978cm" svg:height="19cm" svg:x="4.111cm" svg:y="2cm">
          <draw:image xlink:href="Pictures/1000020100000138000002520889670D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4.2cm" svg:height="10.484cm" svg:x="2cm" svg:y="7.608cm">
          <draw:image xlink:href="Pictures/1000020100000258000001BBB06FA911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4.2cm" svg:height="9.751cm" svg:x="2cm" svg:y="7.975cm">
          <draw:image xlink:href="Pictures/10000201000002580000019CE876FE07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4.2cm" svg:height="15.258cm" svg:x="2cm" svg:y="5.221cm">
          <draw:image xlink:href="Pictures/10000201000000FF000001123160D4D8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4.2cm" svg:height="17.326cm" svg:x="2cm" svg:y="4.187cm">
          <draw:image xlink:href="Pictures/10000201000001E600000251084A5CC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14.2cm" svg:height="11.265cm" svg:x="2cm" svg:y="7.218cm">
          <draw:image xlink:href="Pictures/1000020100000258000001DC9B894D02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14.2cm" svg:height="10.34cm" svg:x="2cm" svg:y="7.68cm">
          <draw:image xlink:href="Pictures/1000020100000258000001B551517FC0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14.2cm" svg:height="10.909cm" svg:x="2cm" svg:y="7.396cm">
          <draw:image xlink:href="Pictures/1000020100000258000001CD21E87D31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14.2cm" svg:height="14.202cm" svg:x="2cm" svg:y="5.749cm">
          <draw:image xlink:href="Pictures/1000020100000258000002580A008A88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14.2cm" svg:height="16.909cm" svg:x="2cm" svg:y="4.396cm">
          <draw:image xlink:href="Pictures/10000201000001F20000025139571EEC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14.2cm" svg:height="12.968cm" svg:x="2cm" svg:y="6.366cm">
          <draw:image xlink:href="Pictures/10000201000002580000022483D208E1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14.2cm" svg:height="13.042cm" svg:x="2cm" svg:y="6.329cm">
          <draw:image xlink:href="Pictures/100002010000025800000227699D81B5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" draw:text-style-name="P1" draw:layer="layout" svg:width="14.2cm" svg:height="15.524cm" svg:x="2cm" svg:y="5.088cm">
          <draw:image xlink:href="Pictures/100002010000022200000255BB6B3937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" draw:text-style-name="P1" draw:layer="layout" svg:width="14.2cm" svg:height="12.069cm" svg:x="2cm" svg:y="6.816cm">
          <draw:image xlink:href="Pictures/10000201000001F4000001A935DBD3AB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1" draw:layer="layout" svg:width="14.2cm" svg:height="14.082cm" svg:x="2cm" svg:y="5.81cm">
          <draw:image xlink:href="Pictures/1000020100000258000002537AB936AB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" draw:text-style-name="P1" draw:layer="layout" svg:width="13.2cm" svg:height="18.5cm" svg:x="2.5cm" svg:y="2cm">
          <draw:image xlink:href="Pictures/10000201000001AA00000255620A3347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" draw:text-style-name="P1" draw:layer="layout" svg:width="12.118cm" svg:height="18.3cm" svg:x="3.041cm" svg:y="2cm">
          <draw:image xlink:href="Pictures/100002010000018C00000256E97EBAD3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" draw:text-style-name="P1" draw:layer="layout" svg:width="14.2cm" svg:height="13.726cm" svg:x="2cm" svg:y="5.987cm">
          <draw:image xlink:href="Pictures/100002010000025800000244332A0AB4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" draw:text-style-name="P1" draw:layer="layout" svg:width="14.2cm" svg:height="16.995cm" svg:x="2cm" svg:y="2cm">
          <draw:image xlink:href="Pictures/10000201000001F2000002548177ABFB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" draw:text-style-name="P1" draw:layer="layout" svg:width="14.2cm" svg:height="14.222cm" svg:x="2cm" svg:y="5.739cm">
          <draw:image xlink:href="Pictures/1000020100000258000002592EFE22F5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" draw:text-style-name="P1" draw:layer="layout" svg:width="14.2cm" svg:height="5.941cm" svg:x="2cm" svg:y="9.88cm">
          <draw:image xlink:href="Pictures/1000020100000258000000FBB84791AA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" draw:text-style-name="P1" draw:layer="layout" svg:width="14.2cm" svg:height="17.634cm" svg:x="2cm" svg:y="4.033cm">
          <draw:image xlink:href="Pictures/10000201000001E000000254C3D1BDD9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" draw:text-style-name="P1" draw:layer="layout" svg:width="14.2cm" svg:height="12.827cm" svg:x="2cm" svg:y="6.437cm">
          <draw:image xlink:href="Pictures/10000201000002580000021E159B69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Mincho" svg:font-family="IPAMincho" style:font-family-generic="roman" style:font-pitch="variable"/>
    <style:font-face style:name="FreeSans" svg:font-family="FreeSans" style:font-family-generic="system" style:font-pitch="variable"/>
    <style:font-face style:name="IPAGothic" svg:font-family="IPAGothic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incho" fo:font-size="24pt" fo:language="en" fo:country="US" style:font-name-asian="IPAGothic" style:font-size-asian="24pt" style:language-asian="ja" style:country-asian="JP" style:font-name-complex="IPA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Gothic" style:font-family-asian="IPA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18.2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3T12:15:42.250721448</meta:creation-date>
    <dc:date>2013-12-23T12:26:18.280575824</dc:date>
    <meta:editing-duration>PT9M42S</meta:editing-duration>
    <meta:editing-cycles>7</meta:editing-cycles>
    <meta:generator>LibreOffice/4.1.4.2$Linux_X86_64 LibreOffice_project/410m0$Build-2</meta:generator>
    <meta:document-statistic meta:object-count="27"/>
  </office:meta>
</office:document-meta>
</file>